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Droid Sans Mono" fo:font-size="10.5pt" fo:font-weight="bold" fo:background-color="#fffff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3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e"/>
    </style:style>
    <style:style style:name="P6" style:family="paragraph" style:parent-style-name="Standard">
      <style:paragraph-properties style:line-height-at-least="0.503cm"/>
      <style:text-properties fo:color="#888c89" loext:opacity="100%" style:font-name="Droid Sans Mono" fo:font-size="10.5pt" fo:font-weight="normal" fo:background-color="#fffffe"/>
    </style:style>
    <style:style style:name="T1" style:family="text">
      <style:text-properties fo:font-weight="bold"/>
    </style:style>
    <style:style style:name="T2" style:family="text">
      <style:text-properties fo:color="#a22889" loext:opacity="100%"/>
    </style:style>
    <style:style style:name="T3" style:family="text">
      <style:text-properties fo:color="#2bdea8" loext:opacity="100%"/>
    </style:style>
    <style:style style:name="T4" style:family="text">
      <style:text-properties fo:color="#aa8500" loext:opacity="100%"/>
    </style:style>
    <style:style style:name="T5" style:family="text">
      <style:text-properties fo:color="#008800" loext:opacity="100%" fo:font-weight="bold"/>
    </style:style>
    <style:style style:name="T6" style:family="text">
      <style:text-properties fo:color="#9650c8" loext:opacity="100%" fo:font-weight="bold"/>
    </style:style>
    <style:style style:name="T7" style:family="text">
      <style:text-properties fo:color="#64969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flowchart</text:span> <text:span text:style-name="T7">TD</text:span></text:p>
      <text:p text:style-name="P3">%% Entry Point</text:p>
      <text:p text:style-name="P2"><text:span text:style-name="T2">S</text:span><text:span text:style-name="T4">[server.js]</text:span> <text:span text:style-name="T5">--&gt;</text:span> <text:span text:style-name="T2">R0</text:span><text:span text:style-name="T4">[Auth Routes]</text:span></text:p>
      <text:p text:style-name="P2"><text:span text:style-name="T2">S</text:span> <text:span text:style-name="T5">--&gt;</text:span> <text:span text:style-name="T2">R1</text:span><text:span text:style-name="T4">[User Routes]</text:span></text:p>
      <text:p text:style-name="P2"><text:span text:style-name="T2">S</text:span> <text:span text:style-name="T5">--&gt;</text:span> <text:span text:style-name="T2">R2</text:span><text:span text:style-name="T4">[Asset Routes]</text:span></text:p>
      <text:p text:style-name="P2"><text:span text:style-name="T2">S</text:span> <text:span text:style-name="T5">--&gt;</text:span> <text:span text:style-name="T2">R3</text:span><text:span text:style-name="T4">[Checklist Routes]</text:span></text:p>
      <text:p text:style-name="P2"><text:span text:style-name="T2">S</text:span> <text:span text:style-name="T5">--&gt;</text:span> <text:span text:style-name="T2">R4</text:span><text:span text:style-name="T4">[Task Routes]</text:span></text:p>
      <text:p text:style-name="P4"/>
      <text:p text:style-name="P3">%% Middlewares</text:p>
      <text:p text:style-name="P2"><text:span text:style-name="T2">AuthM</text:span><text:span text:style-name="T4">[Auth Middleware]</text:span> <text:span text:style-name="T5">--&gt;</text:span> <text:span text:style-name="T2">R0</text:span></text:p>
      <text:p text:style-name="P2"><text:span text:style-name="T2">AuthM</text:span> <text:span text:style-name="T5">--&gt;</text:span> <text:span text:style-name="T2">R1</text:span></text:p>
      <text:p text:style-name="P2"><text:span text:style-name="T2">AuthM</text:span> <text:span text:style-name="T5">--&gt;</text:span> <text:span text:style-name="T2">R2</text:span></text:p>
      <text:p text:style-name="P2"><text:span text:style-name="T2">AuthM</text:span> <text:span text:style-name="T5">--&gt;</text:span> <text:span text:style-name="T2">R3</text:span></text:p>
      <text:p text:style-name="P2"><text:span text:style-name="T2">AuthM</text:span> <text:span text:style-name="T5">--&gt;</text:span> <text:span text:style-name="T2">R4</text:span></text:p>
      <text:p text:style-name="P4"/>
      <text:p text:style-name="P2"><text:span text:style-name="T2">RBAC</text:span><text:span text:style-name="T4">[RBAC Middleware]</text:span> <text:span text:style-name="T5">--&gt;</text:span> <text:span text:style-name="T2">R1</text:span></text:p>
      <text:p text:style-name="P2"><text:span text:style-name="T2">RBAC</text:span> <text:span text:style-name="T5">--&gt;</text:span> <text:span text:style-name="T2">R2</text:span></text:p>
      <text:p text:style-name="P2"><text:span text:style-name="T2">RBAC</text:span> <text:span text:style-name="T5">--&gt;</text:span> <text:span text:style-name="T2">R3</text:span></text:p>
      <text:p text:style-name="P2"><text:span text:style-name="T2">RBAC</text:span> <text:span text:style-name="T5">--&gt;</text:span> <text:span text:style-name="T2">R4</text:span></text:p>
      <text:p text:style-name="P4"/>
      <text:p text:style-name="P3">%% Routes to Controllers</text:p>
      <text:p text:style-name="P2"><text:span text:style-name="T2">R0</text:span> <text:span text:style-name="T5">--&gt;</text:span> <text:span text:style-name="T2">AC</text:span><text:span text:style-name="T4">[Auth Controller]</text:span></text:p>
      <text:p text:style-name="P2"><text:span text:style-name="T2">R1</text:span> <text:span text:style-name="T5">--&gt;</text:span> <text:span text:style-name="T2">UC</text:span><text:span text:style-name="T4">[User Controller]</text:span></text:p>
      <text:p text:style-name="P2"><text:span text:style-name="T2">R2</text:span> <text:span text:style-name="T5">--&gt;</text:span> <text:span text:style-name="T2">AsC</text:span><text:span text:style-name="T4">[Asset Controller]</text:span></text:p>
      <text:p text:style-name="P2"><text:span text:style-name="T2">R3</text:span> <text:span text:style-name="T5">--&gt;</text:span> <text:span text:style-name="T2">ChC</text:span><text:span text:style-name="T4">[Checklist Controller]</text:span></text:p>
      <text:p text:style-name="P2"><text:span text:style-name="T2">R4</text:span> <text:span text:style-name="T5">--&gt;</text:span> <text:span text:style-name="T2">TaC</text:span><text:span text:style-name="T4">[Task Controller]</text:span></text:p>
      <text:p text:style-name="P4"/>
      <text:p text:style-name="P3">%% Controllers to Models</text:p>
      <text:p text:style-name="P2"><text:span text:style-name="T2">AC</text:span> <text:span text:style-name="T5">--&gt;</text:span> <text:span text:style-name="T2">M1</text:span><text:span text:style-name="T4">[User Model]</text:span></text:p>
      <text:p text:style-name="P2"><text:span text:style-name="T2">UC</text:span> <text:span text:style-name="T5">--&gt;</text:span> <text:span text:style-name="T2">M1</text:span></text:p>
      <text:p text:style-name="P2"><text:span text:style-name="T2">UC</text:span> <text:span text:style-name="T5">--&gt;</text:span> <text:span text:style-name="T2">M6</text:span><text:span text:style-name="T4">[AuditLog Model]</text:span></text:p>
      <text:p text:style-name="P2"><text:span text:style-name="T2">AsC</text:span> <text:span text:style-name="T5">--&gt;</text:span> <text:span text:style-name="T2">M2</text:span><text:span text:style-name="T4">[Asset Model]</text:span></text:p>
      <text:p text:style-name="P2"><text:span text:style-name="T2">AsC</text:span> <text:span text:style-name="T5">--&gt;</text:span> <text:span text:style-name="T2">M6</text:span></text:p>
      <text:p text:style-name="P2"><text:span text:style-name="T2">ChC</text:span> <text:span text:style-name="T5">--&gt;</text:span> <text:span text:style-name="T2">M3</text:span><text:span text:style-name="T4">[ChecklistTemplate Model]</text:span></text:p>
      <text:p text:style-name="P2"><text:span text:style-name="T2">ChC</text:span> <text:span text:style-name="T5">--&gt;</text:span> <text:span text:style-name="T2">M4</text:span><text:span text:style-name="T4">[ChecklistItem Model]</text:span></text:p>
      <text:p text:style-name="P2"><text:span text:style-name="T2">ChC</text:span> <text:span text:style-name="T5">--&gt;</text:span> <text:span text:style-name="T2">M6</text:span></text:p>
      <text:p text:style-name="P2"><text:span text:style-name="T2">TaC</text:span> <text:span text:style-name="T5">--&gt;</text:span> <text:span text:style-name="T2">M5</text:span><text:span text:style-name="T4">[MaintenanceTask Model]</text:span></text:p>
      <text:p text:style-name="P2"><text:span text:style-name="T2">TaC</text:span> <text:span text:style-name="T5">--&gt;</text:span> <text:span text:style-name="T2">M6</text:span></text:p>
      <text:p text:style-name="P4"/>
      <text:p text:style-name="P3">%% Models to Database</text:p>
      <text:p text:style-name="P2"><text:span text:style-name="T2">M1</text:span> <text:span text:style-name="T5">--&gt;</text:span> <text:span text:style-name="T2">DBcon</text:span><text:span text:style-name="T4">[database.js]</text:span></text:p>
      <text:p text:style-name="P2"><text:span text:style-name="T2">M2</text:span> <text:span text:style-name="T5">--&gt;</text:span> <text:span text:style-name="T2">DBcon</text:span></text:p>
      <text:p text:style-name="P2"><text:span text:style-name="T2">M3</text:span> <text:span text:style-name="T5">--&gt;</text:span> <text:span text:style-name="T2">DBcon</text:span></text:p>
      <text:p text:style-name="P2"><text:span text:style-name="T2">M4</text:span> <text:span text:style-name="T5">--&gt;</text:span> <text:span text:style-name="T2">DBcon</text:span></text:p>
      <text:p text:style-name="P2"><text:span text:style-name="T2">M5</text:span> <text:span text:style-name="T5">--&gt;</text:span> <text:span text:style-name="T2">DBcon</text:span></text:p>
      <text:p text:style-name="P2"><text:span text:style-name="T2">M6</text:span> <text:span text:style-name="T5">--&gt;</text:span> <text:span text:style-name="T2">DBcon</text:span></text:p>
      <text:p text:style-name="P2"><text:span text:style-name="T2">Div</text:span><text:span text:style-name="T4">[Division Model]</text:span> <text:span text:style-name="T5">--&gt;</text:span> <text:span text:style-name="T2">DBcon</text:span></text:p>
      <text:p text:style-name="P4"><text:soft-page-break/></text:p>
      <text:p text:style-name="P3">%% Division Relationships</text:p>
      <text:p text:style-name="P2"><text:span text:style-name="T2">M1</text:span> <text:span text:style-name="T5">-.-&gt;</text:span> <text:span text:style-name="T2">Div</text:span></text:p>
      <text:p text:style-name="P2"><text:span text:style-name="T2">M2</text:span> <text:span text:style-name="T5">-.-&gt;</text:span> <text:span text:style-name="T2">Div</text:span></text:p>
      <text:p text:style-name="P2"><text:span text:style-name="T2">M3</text:span> <text:span text:style-name="T5">-.-&gt;</text:span> <text:span text:style-name="T2">Div</text:span></text:p>
      <text:p text:style-name="P4"/>
      <text:p text:style-name="P3">%% Database Connection</text:p>
      <text:p text:style-name="P2"><text:span text:style-name="T2">DBcon</text:span> <text:span text:style-name="T5">--&gt;</text:span> <text:span text:style-name="T2">DB</text:span><text:span text:style-name="T4">[(MySQL/PostgreSQL)]</text:span></text:p>
      <text:p text:style-name="P4"/>
      <text:p text:style-name="P3">%% Indexed Fields (Represented as Annotations)</text:p>
      <text:p text:style-name="P2"><text:span text:style-name="T7">classDef</text:span> <text:span text:style-name="T2">indexed</text:span> <text:span text:style-name="T2">fill</text:span>:#<text:span text:style-name="T2">f9f</text:span>,<text:span text:style-name="T2">stroke</text:span>:#333,<text:span text:style-name="T2">stroke</text:span>-<text:span text:style-name="T2">width</text:span>:2<text:span text:style-name="T2">px</text:span><text:span text:style-name="T1">;</text:span></text:p>
      <text:p text:style-name="P2"><text:span text:style-name="T7">class</text:span> <text:span text:style-name="T2">M1</text:span>,<text:span text:style-name="T2">M2</text:span>,<text:span text:style-name="T2">M3</text:span>,<text:span text:style-name="T2">M5</text:span>,<text:span text:style-name="T2">M6</text:span> <text:span text:style-name="T2">indexed</text:span></text:p>
      <text:p text:style-name="P4"/>
      <text:p text:style-name="P3">%% Legend</text:p>
      <text:p text:style-name="P2"><text:span text:style-name="T7">classDef</text:span> <text:span text:style-name="T2">legend</text:span> <text:span text:style-name="T2">fill</text:span>:#<text:span text:style-name="T2">fff</text:span>,<text:span text:style-name="T2">stroke</text:span>:#333,<text:span text:style-name="T2">stroke</text:span>-<text:span text:style-name="T2">width</text:span>:1<text:span text:style-name="T2">px</text:span><text:span text:style-name="T1">;</text:span></text:p>
      <text:p text:style-name="P2"><text:span text:style-name="T2">L</text:span><text:span text:style-name="T4">[Legend]</text:span> <text:span text:style-name="T5">--&gt;</text:span> <text:span text:style-name="T2">LI</text:span><text:span text:style-name="T4">[Index]</text:span></text:p>
      <text:p text:style-name="P2"><text:span text:style-name="T7">class</text:span> <text:span text:style-name="T2">L</text:span>,<text:span text:style-name="T2">LI</text:span> <text:span text:style-name="T2">legend</text:span></text:p>
      <text:p text:style-name="P4"/>
      <text:p text:style-name="P3">%% Styles</text:p>
      <text:p text:style-name="P2"><text:span text:style-name="T7">classDef</text:span> <text:span text:style-name="T2">default</text:span> <text:span text:style-name="T2">fill</text:span>:#<text:span text:style-name="T2">fff</text:span>,<text:span text:style-name="T2">stroke</text:span>:#333,<text:span text:style-name="T2">stroke</text:span>-<text:span text:style-name="T2">width</text:span>:1<text:span text:style-name="T2">px</text:span><text:span text:style-name="T1">;</text:span>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1:25:47.362528395</meta:creation-date>
    <dc:date>2024-12-23T16:05:40.992729044</dc:date>
    <meta:editing-duration>PT1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30" meta:character-count="1240" meta:non-whitespace-character-count="1105"/>
  </office:meta>
</office:document-meta>
</file>